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CA"/>
    </style:style>
    <style:style style:name="P2" style:parent-style-name="Normal" style:family="paragraph">
      <style:text-properties fo:language="en" fo:country="CA"/>
    </style:style>
    <style:style style:name="P3" style:parent-style-name="Normal" style:family="paragraph">
      <style:text-properties fo:language="en" fo:country="CA"/>
    </style:style>
    <style:style style:name="P4" style:parent-style-name="Normal" style:family="paragraph">
      <style:text-properties fo:language="en" fo:country="CA"/>
    </style:style>
    <style:style style:name="P5" style:parent-style-name="Normal" style:family="paragraph">
      <style:text-properties fo:language="en" fo:country="CA"/>
    </style:style>
    <style:style style:name="P6" style:parent-style-name="Normal" style:family="paragraph">
      <style:text-properties fo:language="en" fo:country="CA"/>
    </style:style>
    <style:style style:name="P7" style:parent-style-name="Normal" style:family="paragraph">
      <style:text-properties fo:language="en" fo:country="CA"/>
    </style:style>
    <style:style style:name="P8" style:parent-style-name="Normal" style:family="paragraph">
      <style:text-properties fo:language="en" fo:country="CA"/>
    </style:style>
    <style:style style:name="P9" style:parent-style-name="Normal" style:family="paragraph">
      <style:text-properties fo:language="en" fo:country="CA"/>
    </style:style>
    <style:style style:name="P10" style:parent-style-name="Normal" style:family="paragraph">
      <style:text-properties fo:language="en" fo:country="CA"/>
    </style:style>
    <style:style style:name="P11" style:parent-style-name="Normal" style:family="paragraph">
      <style:text-properties fo:language="en" fo:country="CA"/>
    </style:style>
    <style:style style:name="P12" style:parent-style-name="Normal" style:family="paragraph">
      <style:text-properties fo:language="en" fo:country="CA"/>
    </style:style>
    <style:style style:name="P13" style:parent-style-name="Normal" style:family="paragraph">
      <style:text-properties fo:language="en" fo:country="CA"/>
    </style:style>
    <style:style style:name="P14" style:parent-style-name="Normal" style:family="paragraph">
      <style:text-properties fo:language="en" fo:country="CA"/>
    </style:style>
    <style:style style:name="P15" style:parent-style-name="Normal" style:family="paragraph">
      <style:text-properties fo:language="en" fo:country="CA"/>
    </style:style>
    <style:style style:name="P16" style:parent-style-name="Normal" style:family="paragraph">
      <style:text-properties fo:language="en" fo:country="CA"/>
    </style:style>
    <style:style style:name="P17" style:parent-style-name="Normal" style:family="paragraph">
      <style:text-properties fo:language="en" fo:country="CA"/>
    </style:style>
  </office:automatic-styles>
  <office:body>
    <office:text text:use-soft-page-breaks="true">
      <text:p text:style-name="P1">Random importeren</text:p>
      <text:p text:style-name="P2">Leeg lijst</text:p>
      <text:p text:style-name="P3">While true:</text:p>
      <text:p text:style-name="P4">Naam in voeren</text:p>
      <text:p text:style-name="P5">Als de naam die je ingevoerd hebt is al in de lijst:</text:p>
      <text:p text:style-name="P6"><text:s text:c="6"/>print “naam is niet uniek”</text:p>
      <text:p text:style-name="P7">Anders voeg de naam toe in de lijst</text:p>
      <text:p text:style-name="P8">En als er 3 of meer namen in de lijst zijn:</text:p>
      <text:p text:style-name="P9"><text:s text:c="6"/>vraag de gebruiker of hij/zij meer namen wil toevoegen</text:p>
      <text:p text:style-name="P10"><text:s text:c="6"/>Als “nee” break(uit de while loop)</text:p>
      <text:p text:style-name="P11">Nieuw lijst(lootjes)</text:p>
      <text:p text:style-name="P12">Neem alle elementen van de lijst 'deelnemers' behalve het eerste element en sla deze op in een nieuwe lijst.</text:p>
      <text:p text:style-name="P13">Voeg het eerste element van de lijst 'deelnemers' toe aan het einde van de nieuwe lijst.</text:p>
      <text:p text:style-name="P14"><text:s/>Sla deze nieuwe lijst op(lootjes).</text:p>
      <text:p text:style-name="P15">Voor elk indexnummer 'i' van 0 tot de lengte van de lijst 'deelnemers':</text:p>
      <text:p text:style-name="P16"><text:s text:c="4"/>Print de<text:s/>i<text:s/>de deelnemer en het<text:s/>i<text:s/>de lootje in de volgende format: "deelnemer koopt voor: lootje"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ZW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ullah Al Nassan</meta:initial-creator>
    <dc:creator>Abdullah Al Nassan</dc:creator>
    <meta:creation-date>2024-02-02T15:30:00Z</meta:creation-date>
    <dc:date>2024-02-02T15:43:00Z</dc:date>
    <meta:template xlink:href="Normal.dotm" xlink:type="simple"/>
    <meta:editing-cycles>1</meta:editing-cycles>
    <meta:editing-duration>PT780S</meta:editing-duration>
    <meta:document-statistic meta:page-count="1" meta:paragraph-count="1" meta:word-count="115" meta:character-count="752" meta:row-count="5" meta:non-whitespace-character-count="638"/>
  </office:meta>
</office:document-meta>
</file>